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383cm" style:contextual-spacing="false" fo:text-indent="0cm" style:auto-text-indent="false"/>
      <style:text-properties officeooo:paragraph-rsid="001726ab"/>
    </style:style>
    <style:style style:name="P2" style:family="paragraph" style:parent-style-name="Standard">
      <style:paragraph-properties fo:margin-top="0.101cm" fo:margin-bottom="0.383cm" style:contextual-spacing="false"/>
      <style:text-properties officeooo:paragraph-rsid="001726ab"/>
    </style:style>
    <style:style style:name="P3" style:family="paragraph" style:parent-style-name="Standard">
      <style:paragraph-properties fo:margin-left="0cm" fo:margin-right="0cm" fo:margin-top="0.101cm" fo:margin-bottom="0.383cm" style:contextual-spacing="false" fo:text-indent="0cm" style:auto-text-indent="false"/>
      <style:text-properties officeooo:paragraph-rsid="001b2f7e"/>
    </style:style>
    <style:style style:name="P4" style:family="paragraph" style:parent-style-name="Standard">
      <style:paragraph-properties fo:margin-top="0.101cm" fo:margin-bottom="0.383cm" style:contextual-spacing="false"/>
      <style:text-properties officeooo:paragraph-rsid="001b2f7e"/>
    </style:style>
    <style:style style:name="P5" style:family="paragraph" style:parent-style-name="Standard">
      <style:paragraph-properties fo:margin-top="0.101cm" fo:margin-bottom="0.383cm" style:contextual-spacing="false"/>
      <style:text-properties fo:font-size="11pt" officeooo:paragraph-rsid="001c5885" style:font-size-asian="11pt" style:font-size-complex="11pt"/>
    </style:style>
    <style:style style:name="P6" style:family="paragraph" style:parent-style-name="Standard">
      <style:paragraph-properties fo:margin-top="0.101cm" fo:margin-bottom="0.383cm" style:contextual-spacing="false"/>
      <style:text-properties officeooo:paragraph-rsid="0015a2d9"/>
    </style:style>
    <style:style style:name="P7" style:family="paragraph" style:parent-style-name="Standard">
      <style:paragraph-properties fo:margin-top="0.101cm" fo:margin-bottom="0.383cm" style:contextual-spacing="false"/>
      <style:text-properties officeooo:paragraph-rsid="001baa17"/>
    </style:style>
    <style:style style:name="P8" style:family="paragraph" style:parent-style-name="Standard">
      <style:paragraph-properties fo:margin-left="1.249cm" fo:margin-right="0cm" fo:margin-top="0.101cm" fo:margin-bottom="0.383cm" style:contextual-spacing="false" fo:text-indent="0cm" style:auto-text-indent="false"/>
      <style:text-properties officeooo:paragraph-rsid="001baa17"/>
    </style:style>
    <style:style style:name="P9" style:family="paragraph" style:parent-style-name="Standard">
      <style:paragraph-properties fo:margin-top="0.101cm" fo:margin-bottom="0.383cm" style:contextual-spacing="false"/>
      <style:text-properties style:font-name="Calibri Light" fo:font-size="12pt" style:font-size-asian="12pt" style:font-name-complex="Calibri Light2" style:font-size-complex="12pt"/>
    </style:style>
    <style:style style:name="P10" style:family="paragraph" style:parent-style-name="Standard">
      <style:paragraph-properties fo:margin-left="1.249cm" fo:margin-right="0cm" fo:margin-top="0.101cm" fo:margin-bottom="0.383cm" style:contextual-spacing="false" fo:text-indent="0cm" style:auto-text-indent="false"/>
      <style:text-properties style:font-name="Calibri Light" fo:font-size="11pt" fo:font-weight="normal" officeooo:rsid="001baa17" officeooo:paragraph-rsid="001baa17" style:font-size-asian="11pt" style:font-weight-asian="normal" style:font-name-complex="Calibri Light2" style:font-size-complex="11pt" style:font-weight-complex="normal"/>
    </style:style>
    <style:style style:name="P11" style:family="paragraph" style:parent-style-name="Standard">
      <style:paragraph-properties fo:margin-top="0.101cm" fo:margin-bottom="0.383cm" style:contextual-spacing="false"/>
      <style:text-properties style:font-name="Calibri Light" fo:font-size="11pt" fo:font-weight="normal" officeooo:rsid="001c5885" officeooo:paragraph-rsid="001c5885" style:font-size-asian="11pt" style:font-weight-asian="normal" style:font-name-complex="Calibri Light2" style:font-size-complex="11pt" style:font-weight-complex="normal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Standard" style:list-style-name="L1">
      <style:paragraph-properties fo:margin-left="0cm" fo:margin-right="0cm" fo:margin-top="0.101cm" fo:margin-bottom="0.383cm" style:contextual-spacing="false" fo:text-indent="0cm" style:auto-text-indent="false"/>
      <style:text-properties officeooo:paragraph-rsid="00183c92"/>
    </style:style>
    <style:style style:name="P14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paragraph-rsid="001726ab" style:font-size-asian="11pt" style:font-size-complex="11pt"/>
    </style:style>
    <style:style style:name="P15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paragraph-rsid="001b2f7e" style:font-size-asian="11pt" style:font-size-complex="11pt"/>
    </style:style>
    <style:style style:name="P16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rsid="001726ab" officeooo:paragraph-rsid="001726ab" style:font-size-asian="11pt" style:font-size-complex="11pt"/>
    </style:style>
    <style:style style:name="P17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fo:font-weight="bold" officeooo:rsid="001b2f7e" officeooo:paragraph-rsid="001b2f7e" style:font-size-asian="11pt" style:font-weight-asian="bold" style:font-size-complex="11pt" style:font-weight-complex="bold"/>
    </style:style>
    <style:style style:name="P18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fo:font-weight="bold" officeooo:rsid="001b2f7e" officeooo:paragraph-rsid="001b2f7e" style:font-size-asian="11pt" style:font-weight-asian="bold" style:font-name-complex="Calibri Light2" style:font-size-complex="11pt" style:font-weight-complex="bold"/>
    </style:style>
    <style:style style:name="P19" style:family="paragraph" style:parent-style-name="Standard" style:list-style-name="L1">
      <style:paragraph-properties fo:margin-top="0.101cm" fo:margin-bottom="0.383cm" style:contextual-spacing="false"/>
      <style:text-properties fo:font-size="11pt" officeooo:paragraph-rsid="001b2f7e" style:font-size-asian="11pt" style:font-size-complex="11pt"/>
    </style:style>
    <style:style style:name="P20" style:family="paragraph" style:parent-style-name="Standard" style:list-style-name="L1">
      <style:paragraph-properties fo:margin-top="0.101cm" fo:margin-bottom="0.383cm" style:contextual-spacing="false"/>
      <style:text-properties fo:font-size="11pt" fo:font-style="normal" officeooo:rsid="001baa17" officeooo:paragraph-rsid="001baa17" style:font-size-asian="11pt" style:font-style-asian="normal" style:font-size-complex="11pt" style:font-style-complex="normal"/>
    </style:style>
    <style:style style:name="T1" style:family="text">
      <style:text-properties style:font-name="Calibri Light" fo:font-size="12pt" fo:font-weight="bold" officeooo:rsid="001726ab" style:font-size-asian="12pt" style:font-weight-asian="bold" style:font-name-complex="Calibri Light2" style:font-size-complex="12pt"/>
    </style:style>
    <style:style style:name="T2" style:family="text">
      <style:text-properties style:font-name="Calibri Light" fo:font-size="12pt" fo:font-weight="bold" officeooo:rsid="001aaa02" style:font-size-asian="12pt" style:font-weight-asian="bold" style:font-name-complex="Calibri Light2" style:font-size-complex="12pt" style:font-weight-complex="bold"/>
    </style:style>
    <style:style style:name="T3" style:family="text">
      <style:text-properties style:font-name="Calibri Light" fo:font-size="12pt" fo:font-weight="bold" officeooo:rsid="001726ab" style:font-size-asian="12pt" style:font-weight-asian="bold" style:font-name-complex="Calibri Light2" style:font-size-complex="12pt" style:font-weight-complex="bold"/>
    </style:style>
    <style:style style:name="T4" style:family="text">
      <style:text-properties style:font-name="Calibri Light" fo:font-size="12pt" fo:font-weight="bold" officeooo:rsid="001baa17" style:font-size-asian="12pt" style:font-weight-asian="bold" style:font-name-complex="Calibri Light2" style:font-size-complex="12pt" style:font-weight-complex="bold"/>
    </style:style>
    <style:style style:name="T5" style:family="text">
      <style:text-properties style:font-name="Calibri Light" fo:font-size="12pt" fo:font-weight="bold" officeooo:rsid="001c5885" style:font-size-asian="12pt" style:font-weight-asian="bold" style:font-name-complex="Calibri Light2" style:font-size-complex="12pt" style:font-weight-complex="bold"/>
    </style:style>
    <style:style style:name="T6" style:family="text">
      <style:text-properties style:font-name="Calibri Light" fo:font-size="12pt" fo:font-weight="bold" officeooo:rsid="0015a2d9" style:font-size-asian="12pt" style:font-weight-asian="bold" style:font-name-complex="Calibri Light2" style:font-size-complex="12pt"/>
    </style:style>
    <style:style style:name="T7" style:family="text">
      <style:text-properties style:font-name="Calibri Light" fo:font-size="12pt" fo:font-weight="bold" officeooo:rsid="001b2f7e" style:font-size-asian="12pt" style:font-weight-asian="bold" style:font-name-complex="Calibri Light2" style:font-size-complex="12pt"/>
    </style:style>
    <style:style style:name="T8" style:family="text">
      <style:text-properties style:font-name="Calibri Light" fo:font-size="12pt" fo:font-weight="normal" officeooo:rsid="001726ab" style:font-size-asian="12pt" style:font-weight-asian="normal" style:font-name-complex="Calibri Light2" style:font-size-complex="12pt" style:font-weight-complex="normal"/>
    </style:style>
    <style:style style:name="T9" style:family="text">
      <style:text-properties style:font-name="Calibri Light" fo:font-size="12pt" fo:font-weight="normal" officeooo:rsid="001b2f7e" style:font-size-asian="12pt" style:font-weight-asian="normal" style:font-name-complex="Calibri Light2" style:font-size-complex="12pt" style:font-weight-complex="normal"/>
    </style:style>
    <style:style style:name="T10" style:family="text">
      <style:text-properties style:font-name="Calibri Light" fo:font-size="12pt" fo:font-weight="normal" officeooo:rsid="0015a2d9" style:font-size-asian="12pt" style:font-weight-asian="normal" style:font-name-complex="Calibri Light2" style:font-size-complex="12pt" style:font-weight-complex="normal"/>
    </style:style>
    <style:style style:name="T11" style:family="text">
      <style:text-properties style:font-name="Calibri Light" fo:font-size="12pt" fo:font-weight="normal" officeooo:rsid="001baa17" style:font-size-asian="12pt" style:font-weight-asian="normal" style:font-name-complex="Calibri Light2" style:font-size-complex="12pt" style:font-weight-complex="normal"/>
    </style:style>
    <style:style style:name="T12" style:family="text">
      <style:text-properties style:font-name="Calibri Light" fo:font-size="12pt" fo:font-weight="normal" officeooo:rsid="001c5885" style:font-size-asian="12pt" style:font-weight-asian="normal" style:font-name-complex="Calibri Light2" style:font-size-complex="12pt" style:font-weight-complex="normal"/>
    </style:style>
    <style:style style:name="T13" style:family="text">
      <style:text-properties style:font-name="Calibri Light" fo:font-size="12pt" fo:font-weight="normal" officeooo:rsid="001e40c6" style:font-size-asian="12pt" style:font-weight-asian="normal" style:font-name-complex="Calibri Light2" style:font-size-complex="12pt" style:font-weight-complex="normal"/>
    </style:style>
    <style:style style:name="T14" style:family="text">
      <style:text-properties style:font-name="Calibri Light" fo:font-size="12pt" fo:font-style="italic" fo:font-weight="normal" officeooo:rsid="001726ab" style:font-size-asian="12pt" style:font-style-asian="italic" style:font-weight-asian="normal" style:font-name-complex="Calibri Light2" style:font-size-complex="12pt" style:font-style-complex="italic" style:font-weight-complex="normal"/>
    </style:style>
    <style:style style:name="T15" style:family="text">
      <style:text-properties style:font-name="Calibri Light" fo:font-size="12pt" fo:font-style="italic" fo:font-weight="normal" officeooo:rsid="001b2f7e" style:font-size-asian="12pt" style:font-style-asian="italic" style:font-weight-asian="normal" style:font-name-complex="Calibri Light2" style:font-size-complex="12pt" style:font-style-complex="italic" style:font-weight-complex="normal"/>
    </style:style>
    <style:style style:name="T16" style:family="text">
      <style:text-properties style:font-name="Calibri Light" fo:font-size="12pt" fo:font-style="italic" fo:font-weight="bold" officeooo:rsid="001b2f7e" style:font-size-asian="12pt" style:font-style-asian="italic" style:font-weight-asian="bold" style:font-name-complex="Calibri Light2" style:font-size-complex="12pt" style:font-style-complex="italic" style:font-weight-complex="bold"/>
    </style:style>
    <style:style style:name="T17" style:family="text">
      <style:text-properties style:font-name="Calibri Light" fo:font-size="12pt" fo:font-style="italic" fo:font-weight="bold" officeooo:rsid="001baa17" style:font-size-asian="12pt" style:font-style-asian="italic" style:font-weight-asian="bold" style:font-name-complex="Calibri Light2" style:font-size-complex="12pt" style:font-style-complex="italic" style:font-weight-complex="bold"/>
    </style:style>
    <style:style style:name="T18" style:family="text">
      <style:text-properties style:font-name="Calibri Light" fo:font-weight="normal" officeooo:rsid="001baa17" style:font-weight-asian="normal" style:font-name-complex="Calibri Light2" style:font-weight-complex="normal"/>
    </style:style>
    <style:style style:name="T19" style:family="text">
      <style:text-properties style:font-name="Calibri Light" fo:font-weight="normal" officeooo:rsid="001c5885" style:font-weight-asian="normal" style:font-name-complex="Calibri Light2" style:font-weight-complex="normal"/>
    </style:style>
    <style:style style:name="T20" style:family="text">
      <style:text-properties style:font-name="Calibri Light" fo:font-size="13pt" fo:font-weight="bold" style:font-size-asian="13pt" style:font-weight-asian="bold" style:font-name-complex="Calibri Light2" style:font-size-complex="13pt"/>
    </style:style>
    <style:style style:name="T21" style:family="text">
      <style:text-properties style:font-name="Calibri Light" fo:font-size="13pt" fo:font-weight="bold" officeooo:rsid="001ae7a6" style:font-size-asian="13pt" style:font-weight-asian="bold" style:font-name-complex="Calibri Light2" style:font-size-complex="13pt"/>
    </style:style>
    <style:style style:name="T22" style:family="text">
      <style:text-properties style:font-name="Calibri Light" fo:font-size="10pt" fo:font-style="italic" fo:font-weight="normal" officeooo:rsid="001726ab" style:font-size-asian="10pt" style:font-style-asian="italic" style:font-weight-asian="normal" style:font-name-complex="Calibri Light2" style:font-size-complex="10pt" style:font-style-complex="italic" style:font-weight-complex="normal"/>
    </style:style>
    <style:style style:name="T23" style:family="text">
      <style:text-properties style:font-name="Calibri Light" fo:font-size="10pt" fo:font-style="italic" fo:font-weight="normal" officeooo:rsid="00183c92" style:font-size-asian="10pt" style:font-style-asian="italic" style:font-weight-asian="normal" style:font-name-complex="Calibri Light2" style:font-size-complex="10pt" style:font-style-complex="italic" style:font-weight-complex="normal"/>
    </style:style>
    <style:style style:name="T24" style:family="text">
      <style:text-properties style:font-name="Calibri Light" fo:font-size="10pt" fo:font-style="italic" fo:font-weight="normal" officeooo:rsid="001b2f7e" style:font-size-asian="10pt" style:font-style-asian="italic" style:font-weight-asian="normal" style:font-name-complex="Calibri Light2" style:font-size-complex="10pt" style:font-style-complex="italic" style:font-weight-complex="normal"/>
    </style:style>
    <style:style style:name="T25" style:family="text">
      <style:text-properties style:font-name="Calibri Light" fo:font-size="10pt" fo:font-style="italic" fo:font-weight="normal" officeooo:rsid="001baa17" style:font-size-asian="10pt" style:font-style-asian="italic" style:font-weight-asian="normal" style:font-name-complex="Calibri Light2" style:font-size-complex="10pt" style:font-style-complex="italic" style:font-weight-complex="normal"/>
    </style:style>
    <style:style style:name="T26" style:family="text">
      <style:text-properties style:font-name="Calibri Light" fo:font-size="10pt" fo:font-weight="bold" officeooo:rsid="001c5885" style:font-size-asian="10pt" style:font-weight-asian="bold" style:font-name-complex="Calibri Light2" style:font-size-complex="10pt" style:font-weight-complex="bold"/>
    </style:style>
    <style:style style:name="T27" style:family="text">
      <style:text-properties style:font-name="Calibri Light" fo:font-style="italic" fo:font-weight="bold" officeooo:rsid="001b2f7e" style:font-style-asian="italic" style:font-weight-asian="bold" style:font-name-complex="Calibri Light2" style:font-style-complex="italic" style:font-weight-complex="normal"/>
    </style:style>
    <style:style style:name="T28" style:family="text">
      <style:text-properties style:font-name="Calibri Light" fo:font-size="11pt" fo:font-weight="normal" officeooo:rsid="001baa17" style:font-size-asian="11pt" style:font-weight-asian="normal" style:font-name-complex="Calibri Light2" style:font-size-complex="11pt" style:font-weight-complex="normal"/>
    </style:style>
    <style:style style:name="T29" style:family="text">
      <style:text-properties style:font-name="Calibri Light" fo:font-size="11pt" fo:font-weight="normal" officeooo:rsid="001c5885" style:font-size-asian="11pt" style:font-weight-asian="normal" style:font-name-complex="Calibri Light2" style:font-size-complex="11pt" style:font-weight-complex="normal"/>
    </style:style>
    <style:style style:name="T30" style:family="text">
      <style:text-properties style:font-name="Calibri Light1" fo:font-weight="normal" style:font-weight-asian="normal" style:font-name-complex="Calibri Light2" style:font-weight-complex="normal"/>
    </style:style>
    <style:style style:name="T31" style:family="text">
      <style:text-properties style:font-name="Calibri Light1" fo:font-weight="normal" officeooo:rsid="001aaa02" style:font-weight-asian="normal" style:font-name-complex="Calibri Light2" style:font-weight-complex="normal"/>
    </style:style>
    <style:style style:name="T32" style:family="text">
      <style:text-properties style:font-name="Calibri Light1" fo:font-style="italic" fo:font-weight="normal" officeooo:rsid="001aaa02" style:font-style-asian="italic" style:font-weight-asian="normal" style:font-name-complex="Calibri Light2" style:font-style-complex="italic" style:font-weight-complex="normal"/>
    </style:style>
    <style:style style:name="T33" style:family="text">
      <style:text-properties style:font-name="Calibri Light1" fo:font-style="italic" fo:font-weight="normal" officeooo:rsid="001b2f7e" style:font-style-asian="italic" style:font-weight-asian="normal" style:font-name-complex="Calibri Light2" style:font-style-complex="italic" style:font-weight-complex="normal"/>
    </style:style>
    <style:style style:name="T34" style:family="text">
      <style:text-properties style:font-name="Calibri Light1" fo:font-style="italic" fo:font-weight="normal" officeooo:rsid="001726ab" style:font-style-asian="italic" style:font-weight-asian="normal" style:font-name-complex="Calibri Light2" style:font-style-complex="italic" style:font-weight-complex="normal"/>
    </style:style>
    <style:style style:name="T35" style:family="text">
      <style:text-properties style:font-name="Calibri Light1" fo:font-weight="bold" style:font-weight-asian="bold" style:font-name-complex="Calibri Light2" style:font-weight-complex="bold"/>
    </style:style>
    <style:style style:name="T36" style:family="text">
      <style:text-properties style:font-name="Calibri Light1" fo:font-weight="bold" officeooo:rsid="001b2f7e" style:font-weight-asian="bold" style:font-name-complex="Calibri Light2" style:font-weight-complex="bold"/>
    </style:style>
    <style:style style:name="T37" style:family="text">
      <style:text-properties officeooo:rsid="001726ab"/>
    </style:style>
    <style:style style:name="T38" style:family="text">
      <style:text-properties fo:font-weight="bold" style:font-weight-asian="bold" style:font-name-complex="Calibri Light2"/>
    </style:style>
    <style:style style:name="T39" style:family="text">
      <style:text-properties fo:font-weight="bold" officeooo:rsid="001b2f7e" style:font-weight-asian="bold" style:font-name-complex="Calibri Light2"/>
    </style:style>
    <style:style style:name="T40" style:family="text">
      <style:text-properties fo:font-weight="bold" officeooo:rsid="001726ab" style:font-weight-asian="bold" style:font-name-complex="Calibri Light2"/>
    </style:style>
    <style:style style:name="T41" style:family="text">
      <style:text-properties fo:font-weight="bold" officeooo:rsid="001b2f7e" style:font-weight-asian="bold" style:font-name-complex="Calibri Light2" style:font-weight-complex="normal"/>
    </style:style>
    <style:style style:name="T42" style:family="text">
      <style:text-properties fo:font-weight="bold" officeooo:rsid="001aaa02" style:font-weight-asian="bold" style:font-name-complex="Calibri Light2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726ab" style:font-weight-asian="normal" style:font-weight-complex="normal"/>
    </style:style>
    <style:style style:name="T45" style:family="text">
      <style:text-properties fo:font-weight="normal" officeooo:rsid="001aaa02" style:font-weight-asian="normal" style:font-weight-complex="normal"/>
    </style:style>
    <style:style style:name="T46" style:family="text">
      <style:text-properties fo:font-weight="normal" style:font-weight-asian="normal" style:font-name-complex="Calibri Light2" style:font-weight-complex="normal"/>
    </style:style>
    <style:style style:name="T47" style:family="text">
      <style:text-properties fo:font-weight="normal" officeooo:rsid="001726ab" style:font-weight-asian="normal" style:font-name-complex="Calibri Light2" style:font-weight-complex="normal"/>
    </style:style>
    <style:style style:name="T48" style:family="text">
      <style:text-properties fo:font-weight="normal" officeooo:rsid="001b2f7e" style:font-weight-asian="normal" style:font-name-complex="Calibri Light2" style:font-weight-complex="normal"/>
    </style:style>
    <style:style style:name="T49" style:family="text">
      <style:text-properties fo:font-weight="normal" officeooo:rsid="001aaa02" style:font-weight-asian="normal" style:font-name-complex="Calibri Light2" style:font-weight-complex="normal"/>
    </style:style>
    <style:style style:name="T50" style:family="text">
      <style:text-properties fo:font-weight="normal" officeooo:rsid="0020194f" style:font-weight-asian="normal" style:font-name-complex="Calibri Light2" style:font-weight-complex="normal"/>
    </style:style>
    <style:style style:name="T51" style:family="text">
      <style:text-properties officeooo:rsid="001aaa02"/>
    </style:style>
    <style:style style:name="T52" style:family="text">
      <style:text-properties style:font-name-complex="Calibri Light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0">E</text:span><text:span text:style-name="T21">xamen Creación Tablas -</text:span><text:span text:style-name="T20"> MySQL</text:span></text:p>
      <text:p text:style-name="P9">Realiza los siguientes ejercicios prácticos en Mysql Workbench.</text:p>
      <text:p text:style-name="P6"><text:span text:style-name="T6">Ejercicio 1.- </text:span><text:span text:style-name="T10">Crea una BD de nombre </text:span><text:span text:style-name="T9">NOTAS</text:span><text:span text:style-name="T10">.</text:span></text:p>
      <text:p text:style-name="P2"><text:span text:style-name="T1">Ejercicio 2.- </text:span><text:span text:style-name="T8">Crea una tabla </text:span><text:span text:style-name="T9">ALUMNOS en la BD NOTAS con los siguientes contenidos.</text:span></text:p>
      <text:list text:style-name="L1">
        <text:list-item>
          <text:p text:style-name="P14"><text:span text:style-name="T39">DNI</text:span><text:span text:style-name="T40">: </text:span><text:span text:style-name="T50">contenido </text:span><text:span text:style-name="T47">de tipo </text:span><text:span text:style-name="T48">caracteres</text:span></text:p>
        </text:list-item>
        <text:list-item>
          <text:p text:style-name="P16"><text:span text:style-name="T38">Nombre: </text:span><text:span text:style-name="T49">contenido de tipo caracteres (máximo 15 caracteres)</text:span></text:p>
        </text:list-item>
        <text:list-item>
          <text:p text:style-name="P15"><text:span text:style-name="T41">Apellido</text:span><text:span text:style-name="T42">: </text:span><text:span text:style-name="T49">contenido de tipo caracteres (máximo 15 caracteres)</text:span></text:p>
        </text:list-item>
        <text:list-item>
          <text:p text:style-name="P14"><text:span text:style-name="T40">Edad: </text:span><text:span text:style-name="T49">contenido de tipo </text:span><text:span text:style-name="T47">numérico (máximo </text:span><text:span text:style-name="T48">2</text:span><text:span text:style-name="T47"> dígitos)</text:span></text:p>
        </text:list-item>
        <text:list-item>
          <text:p text:style-name="P16"><text:span text:style-name="T38">Fecha_nac</text:span><text:span text:style-name="T39">imiento</text:span><text:span text:style-name="T38">: </text:span><text:span text:style-name="T46">contenido de tipo fecha</text:span></text:p>
        </text:list-item>
        <text:list-item>
          <text:p text:style-name="P17"><text:span text:style-name="T52">Genero: <text:s/></text:span><text:span text:style-name="T47">contenido con 3 valores posibles </text:span><text:span text:style-name="T46">(Masculino, Femeni</text:span><text:span text:style-name="T50">n</text:span><text:span text:style-name="T46">o u Otros)</text:span></text:p>
          <text:p text:style-name="P13"><text:span text:style-name="T22">*</text:span><text:span text:style-name="T23">Todos los campos podrán contener valores NULL, a excepción del </text:span><text:span text:style-name="T24">DNI, Nombre y Apellido</text:span></text:p>
        </text:list-item>
      </text:list>
      <text:p text:style-name="P4"><text:span text:style-name="T1">Ejercicio </text:span><text:span text:style-name="T7">3</text:span><text:span text:style-name="T1">.- </text:span><text:span text:style-name="T8">Crea una tabla </text:span><text:span text:style-name="T9">ASIGNATURAS en la BD NOTAS con los siguientes contenidos.</text:span></text:p>
      <text:list text:continue-numbering="true" text:style-name="L1">
        <text:list-item>
          <text:p text:style-name="P15"><text:span text:style-name="T39">ID</text:span><text:span text:style-name="T40">: </text:span><text:span text:style-name="T47"><text:s/></text:span><text:span text:style-name="T49">contenido de tipo </text:span><text:span text:style-name="T47">numérico </text:span><text:span text:style-name="T48">(máximo 1 dígito)</text:span></text:p>
        </text:list-item>
        <text:list-item>
          <text:p text:style-name="P16"><text:span text:style-name="T38">Nombre: </text:span><text:span text:style-name="T49">contenido de tipo caracteres (máximo 15 caracteres)</text:span></text:p>
        </text:list-item>
        <text:list-item>
          <text:p text:style-name="P18"><text:span text:style-name="T37">G</text:span>rado: <text:span text:style-name="T45">contenido de tipo caracteres (máximo </text:span><text:span text:style-name="T43">6</text:span><text:span text:style-name="T45"> caracteres)</text:span></text:p>
        </text:list-item>
        <text:list-item>
          <text:p text:style-name="P18"><text:span text:style-name="T51">C</text:span>urso:<text:span text:style-name="T43"> </text:span><text:span text:style-name="T44">contenido con </text:span><text:span text:style-name="T43">2</text:span><text:span text:style-name="T44"> valores posibles </text:span><text:span text:style-name="T43">(1 o 2)</text:span></text:p>
        </text:list-item>
      </text:list>
      <text:p text:style-name="P1"><text:span text:style-name="T22">*</text:span><text:span text:style-name="T23">Todos los campos podrán contener valores NULL, a excepción del </text:span><text:span text:style-name="T24">ID</text:span><text:span text:style-name="T23"> y </text:span><text:span text:style-name="T24">Curso</text:span></text:p>
      <text:p text:style-name="P3"><text:span text:style-name="T16">Ejercicio </text:span><text:span text:style-name="T17">4</text:span><text:span text:style-name="T16">.-</text:span><text:span text:style-name="T24"> </text:span><text:span text:style-name="T14">Crea una tabla </text:span><text:span text:style-name="T15">NOTAS en la BD NOTAS con los siguientes contenidos</text:span></text:p>
      <text:list text:continue-numbering="true" text:style-name="L1">
        <text:list-item>
          <text:p text:style-name="P19"><text:span text:style-name="T27">Nota: </text:span><text:span text:style-name="T32">contenido de tipo </text:span><text:span text:style-name="T33">decimal</text:span><text:span text:style-name="T34"> </text:span><text:span text:style-name="T33">(máximo 2 decimales)</text:span></text:p>
        </text:list-item>
        <text:list-item>
          <text:p text:style-name="P20"><text:span text:style-name="T36">P</text:span><text:span text:style-name="T35">rofesor:</text:span><text:span text:style-name="T30"> </text:span><text:span text:style-name="T31">contenido de tipo caracteres (máximo </text:span><text:span text:style-name="T30">20</text:span><text:span text:style-name="T31"> caracteres)</text:span></text:p>
        </text:list-item>
      </text:list>
      <text:p text:style-name="P3"><text:span text:style-name="T22">*</text:span><text:span text:style-name="T23">Todos los campos podrán contener valores NULL</text:span><text:span text:style-name="T24">. </text:span></text:p>
      <text:p text:style-name="P3"><text:span text:style-name="T24">*Las notas podrán tener hasta 2 decimales. </text:span><text:span text:style-name="T25">La nota mínima será de un 0.00 y la nota máxima 9.99.</text:span></text:p>
      <text:p text:style-name="P7"><text:span text:style-name="T2">E</text:span><text:span text:style-name="T3">jercicio </text:span><text:span text:style-name="T4">5</text:span><text:span text:style-name="T3">.-</text:span><text:span text:style-name="T8"> </text:span><text:span text:style-name="T11">Realiza las siguientes modificaciones en las tablas creadas.</text:span></text:p>
      <text:p text:style-name="P10">- Haz que el valor DNI de la tabla ALUMNO sea identificador</text:p>
      <text:p text:style-name="P10">- Haz que el valor ID de la tabla ASIGNATURAS sea idetificador</text:p>
      <text:p text:style-name="P7"><text:span text:style-name="T11"><text:s/></text:span><text:span text:style-name="T2">E</text:span><text:span text:style-name="T3">jercicio </text:span><text:span text:style-name="T5">6</text:span><text:span text:style-name="T3">.-</text:span><text:span text:style-name="T8"> </text:span><text:span text:style-name="T11">Realiza las siguientes modificaciones en la tabla NOTAS.</text:span></text:p>
      <text:p text:style-name="P7"><text:span text:style-name="T11"><text:tab/></text:span><text:span text:style-name="T28">- Añade una nueva columna </text:span><text:span text:style-name="T29">ID_Alumno que referencie a al DNI de la tabla ALUMNO</text:span></text:p>
      <text:p text:style-name="P5"><text:span text:style-name="T18"><text:tab/>- Añade una nueva columna </text:span><text:span text:style-name="T19">ID_Asignaturas que referencie a al ID de la tabla ASIGNATURAS</text:span></text:p>
      <text:p text:style-name="P11"><text:tab/>- Haz que la nueva columna ID_Alumno sea identificador de la tabla NOTAS</text:p>
      <text:p text:style-name="P7"><text:span text:style-name="T2">E</text:span><text:span text:style-name="T3">jercicio </text:span><text:span text:style-name="T5">7</text:span><text:span text:style-name="T3">.-</text:span><text:span text:style-name="T8"> Añade</text:span><text:span text:style-name="T12"> 5 filas de datos </text:span><text:span text:style-name="T13">diferentes a NULL en</text:span><text:span text:style-name="T12"> las 3 tablas creadas en la base de datos</text:span></text:p>
      <text:p text:style-name="P8"><text:soft-page-break/><text:span text:style-name="T26">create database notas;<text:line-break/>use notas;<text:line-break/><text:line-break/>create table alumnos (<text:line-break/><text:tab/>dni varchar(9) primary key,<text:line-break/> <text:s text:c="3"/>nombre varchar(15) not null,<text:line-break/> <text:s text:c="3"/>apellido varchar(15) not null,<text:line-break/> <text:s text:c="3"/>edad decimal(2,0),<text:line-break/> <text:s text:c="3"/>fecha_nac date,<text:line-break/> <text:s text:c="3"/>genero enum("Masculino", "Femenino", "Otros")<text:line-break/>);<text:line-break/><text:line-break/>create table asignaturas(<text:line-break/><text:tab/>id decimal (1,0) primary key,<text:line-break/><text:tab/>nombre varchar(15),<text:line-break/><text:tab/>grado varchar(15),<text:line-break/> <text:s text:c="3"/>curso enum ("1", "2") not null<text:line-break/>);<text:line-break/><text:line-break/>create table notas (<text:line-break/><text:tab/>cod int auto_increment primary key,<text:line-break/> <text:s text:c="3"/>nota decimal (3,2),<text:line-break/><text:tab/>profesor varchar(20)<text:tab/><text:line-break/>);<text:line-break/><text:line-break/>alter table notas add column id_alumno varchar(9);<text:line-break/>alter table notas add constraint fk_alumno foreign key (id_alumno) references alumnos(dni);<text:line-break/>alter table notas add column id_asignaturas decimal (1,0);<text:line-break/>alter table notas add constraint fk_asignatura foreign key (id_asignaturas) references asignaturas(id);<text:line-break/><text:line-break/><text:line-break/>insert into alumnos values ("asasd", "antonio", "elhumilde", 4, "2020-12-12", "Otros");<text:line-break/><text:line-break/>insert into asignaturas values (1, "BD", "dam", 1);<text:line-break/><text:line-break/>insert into notas (nota, profesor, id_alumno, id_asignaturas) values (10, "jon", "asasd", 1);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esor</meta:initial-creator>
    <meta:editing-cycles>10</meta:editing-cycles>
    <meta:creation-date>2020-02-04T19:59:00</meta:creation-date>
    <dc:date>2024-12-16T13:14:36.477000000</dc:date>
    <dc:language>es-ES</dc:language>
    <meta:editing-duration>PT32M1S</meta:editing-duration>
    <meta:generator>LibreOffice/7.6.5.2$Windows_X86_64 LibreOffice_project/38d5f62f85355c192ef5f1dd47c5c0c0c6d6598b</meta:generator>
    <meta:document-statistic meta:table-count="0" meta:image-count="0" meta:object-count="0" meta:page-count="2" meta:paragraph-count="31" meta:word-count="460" meta:character-count="2986" meta:non-whitespace-character-count="2519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